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rainingSet1" table:style-name="ta1">
        <table:table-column table:style-name="co1" table:default-cell-style-name="Default"/>
        <table:table-row table:style-name="ro1">
          <table:table-cell office:value-type="string" calcext:value-type="string">
            <text:p>README</text:p>
          </table:table-cell>
        </table:table-row>
        <table:table-row table:style-name="ro1">
          <table:table-cell office:value-type="string" calcext:value-type="string">
            <text:p>The methodology is as follows: Run entry0X.weka.allclass.arff as the training set</text:p>
          </table:table-cell>
        </table:table-row>
        <table:table-row table:style-name="ro1">
          <table:table-cell office:value-type="string" calcext:value-type="string">
            <text:p>Use FCBF/SU to rank the discriminators. Do not use the reduced list in FCBF</text:p>
          </table:table-cell>
        </table:table-row>
        <table:table-row table:style-name="ro1">
          <table:table-cell office:value-type="string" calcext:value-type="string">
            <text:p>With the ranked discriminators, run the accuracy using the top N discriminators (using NB) on test dataset Xcomplement</text:p>
          </table:table-cell>
        </table:table-row>
        <table:table-row table:style-name="ro1">
          <table:table-cell office:value-type="string" calcext:value-type="string">
            <text:p>Find N that optimizes the accuracy</text:p>
          </table:table-cell>
        </table:table-row>
      </table:table>
      <table:table table:name="TrainingS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TrainingSet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est Attributes by SU</text:p>
          </table:table-cell>
          <table:table-cell/>
          <table:table-cell office:value-type="string" calcext:value-type="string">
            <text:p>Initial Index no.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Percentage Accuracy using the Top X discriminators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%</text:p>
          </table:table-cell>
          <table:table-cell office:value-type="float" office:value="89.4429" calcext:value-type="float">
            <text:p>89.4429</text:p>
          </table:table-cell>
          <table:table-cell office:value-type="float" office:value="91.8769" calcext:value-type="float">
            <text:p>91.8769</text:p>
          </table:table-cell>
          <table:table-cell office:value-type="float" office:value="90.2187" calcext:value-type="float">
            <text:p>90.2187</text:p>
          </table:table-cell>
          <table:table-cell office:value-type="float" office:value="93.5811" calcext:value-type="float">
            <text:p>93.5811</text:p>
          </table:table-cell>
          <table:table-cell office:value-type="float" office:value="93.719" calcext:value-type="float">
            <text:p>93.719</text:p>
          </table:table-cell>
          <table:table-cell office:value-type="float" office:value="93.6274" calcext:value-type="float">
            <text:p>93.6274</text:p>
          </table:table-cell>
          <table:table-cell office:value-type="float" office:value="93.4739" calcext:value-type="float">
            <text:p>93.4739</text:p>
          </table:table-cell>
          <table:table-cell office:value-type="float" office:value="93.2427" calcext:value-type="float">
            <text:p>93.2427</text:p>
          </table:table-cell>
          <table:table-cell office:value-type="float" office:value="93.9133" calcext:value-type="float">
            <text:p>93.9133</text:p>
          </table:table-cell>
          <table:table-cell table:style-name="ce2" office:value-type="float" office:value="93.9754" calcext:value-type="float">
            <text:p>93.9754</text:p>
          </table:table-cell>
          <table:table-cell office:value-type="float" office:value="93.7768" calcext:value-type="float">
            <text:p>93.7768</text:p>
          </table:table-cell>
          <table:table-cell office:value-type="float" office:value="93.695" calcext:value-type="float">
            <text:p>93.695</text:p>
          </table:table-cell>
          <table:table-cell office:value-type="float" office:value="93.7153" calcext:value-type="float">
            <text:p>93.7153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rintout for Top 10 Discriminators</text:p>
          </table:table-cell>
          <table:table-cell table:number-columns-repeated="17"/>
        </table:table-row>
      </table:table>
      <table:table table:name="TrainingS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4:20:29.055361083</meta:creation-date>
    <dc:date>2017-07-05T14:56:06.877338642</dc:date>
    <meta:editing-duration>PT12M47S</meta:editing-duration>
    <meta:editing-cycles>3</meta:editing-cycles>
    <meta:generator>LibreOffice/5.1.6.2$Linux_X86_64 LibreOffice_project/10m0$Build-2</meta:generator>
    <meta:document-statistic meta:table-count="4" meta:cell-count="66" meta:object-count="0"/>
  </office:meta>
</office:document-meta>
</file>